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71cc03" officeooo:paragraph-rsid="0016f4fd" style:font-size-asian="9.14999961853027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da304" officeooo:paragraph-rsid="0016f4fd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9a164" officeooo:paragraph-rsid="0016f4fd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6.085cm"/>
          <style:tab-stop style:position="7.223cm"/>
        </style:tab-stops>
      </style:paragraph-properties>
      <style:text-properties fo:color="#000000" style:font-name="Monospace" fo:font-size="10.5pt" style:text-underline-style="none" fo:font-weight="normal" officeooo:rsid="0069a164" officeooo:paragraph-rsid="0016f4fd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e5693" officeooo:paragraph-rsid="0016f4fd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fd4b0" officeooo:paragraph-rsid="0016f4fd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82a6c" officeooo:paragraph-rsid="0016f4fd" style:font-size-asian="9.14999961853027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9a164" officeooo:paragraph-rsid="0016f4fd" style:font-size-asian="9.14999961853027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da304" officeooo:paragraph-rsid="0016f4fd" style:font-size-asian="9.14999961853027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e5693" officeooo:paragraph-rsid="0016f4fd" style:font-size-asian="9.14999961853027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fd4b0" officeooo:paragraph-rsid="0016f4fd" style:font-size-asian="9.14999961853027pt" style:font-weight-asian="bold" style:font-size-complex="10.5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fd4b0" officeooo:paragraph-rsid="0016f4fd" style:font-size-asian="9.14999961853027pt" style:font-weight-asian="normal" style:font-size-complex="10.5pt" style:font-weight-complex="normal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e5693" officeooo:paragraph-rsid="0016f4fd" style:font-size-asian="9.14999961853027pt" style:font-weight-asian="bold" style:font-size-complex="10.5pt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9a164" officeooo:paragraph-rsid="0016f4fd" style:font-size-asian="9.14999961853027pt" style:font-weight-asian="normal" style:font-size-complex="10.5pt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normal" officeooo:rsid="006fd4b0" officeooo:paragraph-rsid="0016f4fd" style:font-size-asian="9.14999961853027pt" style:font-weight-asian="normal" style:font-size-complex="10.5pt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6.085cm"/>
        </style:tab-stops>
      </style:paragraph-properties>
      <style:text-properties fo:color="#000000" style:font-name="Monospace" fo:font-size="10.5pt" style:text-underline-style="none" fo:font-weight="bold" officeooo:rsid="006fd4b0" officeooo:paragraph-rsid="0016f4fd" style:font-size-asian="9.14999961853027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9a164" style:font-weight-asian="normal" style:font-weight-complex="normal"/>
    </style:style>
    <style:style style:name="T3" style:family="text">
      <style:text-properties officeooo:rsid="006da304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MovieLens Example</text:p>
      <text:p text:style-name="P8"/>
      <text:p text:style-name="P2">osboxes@osboxes:~$ cd /home/osboxes/YARN/SelfProgramming/pig-tutorial-master</text:p>
      <text:p text:style-name="P2"/>
      <text:p text:style-name="P2">osboxes@osboxes:~/YARN/SelfProgramming/pig-tutorial-master$ pig -x local</text:p>
      <text:p text:style-name="P2"/>
      <text:p text:style-name="P9">1. <text:s/><text:span text:style-name="T2">movies = load 'movies_data.csv'</text:span></text:p>
      <text:p text:style-name="P3"><text:span text:style-name="T3">2. <text:s/></text:span>movies = load 'movies_data.csv' using PigStorage(',');</text:p>
      <text:p text:style-name="P3">3 <text:s text:c="2"/>movies = load 'movies_data.csv' using PigStorage(',') as (c1,c2,c3);</text:p>
      <text:p text:style-name="P4">4 <text:s text:c="2"/>movies = load 'movies_data.csv' using PigStorage(',') as (id,name,year,rating,duration);</text:p>
      <text:p text:style-name="P3"/>
      <text:p text:style-name="P3"/>
      <text:p text:style-name="P3">5 <text:s text:c="2"/>movies_greater_than_four = FILTER movies BY (float)rating&gt;4.0;</text:p>
      <text:p text:style-name="P3">6 <text:s text:c="2"/>store movies_greater_than_four into '/home/osboxes/YARN/SelfProgramming/movies_greater_than_four'</text:p>
      <text:p text:style-name="P3"/>
      <text:p text:style-name="P3"/>
      <text:p text:style-name="P14"><text:span text:style-name="Emphasis"><text:span text:style-name="T4">List the movies that were released between 1950 and 1960</text:span></text:span></text:p>
      <text:p text:style-name="P3"/>
      <text:p text:style-name="P5">1 <text:s text:c="2"/>movies = load 'movies_data.csv';</text:p>
      <text:p text:style-name="P5">2 <text:s text:c="2"/>movies = load 'movies_data.csv' using PigStorage(',') as (id:int,name:chararray,year:int,rating:double,duration:int);</text:p>
      <text:p text:style-name="P5">3 <text:s text:c="2"/>movies_between_50_60 = FILTER movies by year&gt;1950 and year&lt;1960;</text:p>
      <text:p text:style-name="P5"/>
      <text:p text:style-name="P13">List the movies that start with the Alpahbet A</text:p>
      <text:p text:style-name="P10"/>
      <text:p text:style-name="P11"><text:span text:style-name="T1">movies_starting_with_A = FILTER movies by name matches 'A.</text:span>*';</text:p>
      <text:p text:style-name="P11"/>
      <text:p text:style-name="P16"><text:span text:style-name="Strong_20_Emphasis">List the movies that have duration greater that 2 hours</text:span></text:p>
      <text:p text:style-name="P6">movies_duration_2_hrs = FILTER movies by duration &gt; 7200;</text:p>
      <text:p text:style-name="P3"/>
      <text:p text:style-name="P14"><text:span text:style-name="Strong_20_Emphasis">List the movies that have rating between 3 and 4</text:span></text:p>
      <text:p text:style-name="P6">movies_rating_3_4 = FILTER movies BY rating&gt;3.0 and rating&lt;4.0;</text:p>
      <text:p text:style-name="P6"/>
      <text:p text:style-name="P15"><text:span text:style-name="Strong_20_Emphasis">List the movie names its duration in minutes</text:span></text:p>
      <text:p text:style-name="P12">grunt&gt; movie_duration = FOREACH movies GENERATE name, (double)(duration/60);</text:p>
      <text:p text:style-name="P6"/>
      <text:p text:style-name="P16">List the years and the number of movies released each year.</text:p>
      <text:p text:style-name="P15">The GROUP keyword is used to group fields in a relation.</text:p>
      <text:p text:style-name="P12">grunt&gt; grouped_by_year = group movies by year;</text:p>
      <text:p text:style-name="P12"/>
      <text:p text:style-name="P12">grunt&gt; count_by_year = FOREACH grouped_by_year GENERATE group, COUNT(movies);</text:p>
      <text:p text:style-name="P6"/>
      <text:p text:style-name="P6"/>
      <text:p text:style-name="P1">group_all = GROUP count_by_year ALL;</text:p>
      <text:p text:style-name="P1"/>
      <text:p text:style-name="P1">sum_all = FOREACH group_all GENERATE SUM(count_by_year.$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0:10:43.214489358</dc:date>
    <meta:editing-duration>PT31S</meta:editing-duration>
    <meta:editing-cycles>1</meta:editing-cycles>
    <meta:document-statistic meta:table-count="0" meta:image-count="0" meta:object-count="0" meta:page-count="1" meta:paragraph-count="27" meta:word-count="201" meta:character-count="1653" meta:non-whitespace-character-count="1463"/>
    <meta:generator>LibreOffice/4.4.6.3$Linux_X86_64 LibreOffice_project/40m0$Build-3</meta:generator>
  </office:meta>
</office:document-meta>
</file>